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6cm" table:align="left"/>
    </style:style>
    <style:style style:name="Table1.A" style:family="table-column">
      <style:table-column-properties style:column-width="5.618cm"/>
    </style:style>
    <style:style style:name="Table1.B" style:family="table-column">
      <style:table-column-properties style:column-width="5.613cm"/>
    </style:style>
    <style:style style:name="Table1.C" style:family="table-column">
      <style:table-column-properties style:column-width="5.775cm"/>
    </style:style>
    <style:style style:name="Table1.A1" style:family="table-cell">
      <style:table-cell-properties style:vertical-align="middle" fo:padding="0.106cm" fo:border="0.05pt solid #000000"/>
    </style:style>
    <style:style style:name="P1"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normal" officeooo:rsid="001ab8c2" officeooo:paragraph-rsid="001ab8c2"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normal" officeooo:rsid="001bc4bf" officeooo:paragraph-rsid="001bc4b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3"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normal" officeooo:rsid="001bc4bf" officeooo:paragraph-rsid="001c3e87"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4"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normal" officeooo:rsid="0025908d" officeooo:paragraph-rsid="0025908d"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5"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normal" officeooo:rsid="0026f68e" officeooo:paragraph-rsid="002874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bold" officeooo:rsid="001ab8c2" officeooo:paragraph-rsid="001ab8c2" style:text-blinking="false" fo:background-color="transparent" style:font-size-asian="10pt" style:language-asian="zxx" style:country-asian="none" style:font-weight-asian="bold" style:font-size-complex="10pt" style:language-complex="zxx" style:country-complex="none" style:font-weight-complex="bold"/>
    </style:style>
    <style:style style:name="P7"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bold" officeooo:rsid="001bc4bf" officeooo:paragraph-rsid="001bc4bf" style:text-blinking="false" fo:background-color="transparent" style:font-size-asian="10pt" style:language-asian="zxx" style:country-asian="none" style:font-weight-asian="bold" style:font-size-complex="10pt" style:language-complex="zxx" style:country-complex="none" style:font-weight-complex="bold"/>
    </style:style>
    <style:style style:name="P8"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bold" officeooo:rsid="001f8b5c" officeooo:paragraph-rsid="001f8b5c" style:text-blinking="false" fo:background-color="transparent" style:font-size-asian="10pt" style:language-asian="zxx" style:country-asian="none" style:font-weight-asian="bold" style:font-size-complex="10pt" style:language-complex="zxx" style:country-complex="none" style:font-weight-complex="bold"/>
    </style:style>
    <style:style style:name="P9"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bold" officeooo:rsid="00217b54" officeooo:paragraph-rsid="00217b54" style:text-blinking="false" fo:background-color="transparent" style:font-size-asian="10pt" style:language-asian="zxx" style:country-asian="none" style:font-weight-asian="bold" style:font-size-complex="10pt" style:language-complex="zxx" style:country-complex="none" style:font-weight-complex="bold"/>
    </style:style>
    <style:style style:name="P10"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bold" officeooo:rsid="00217b54" officeooo:paragraph-rsid="0021922f" style:text-blinking="false" fo:background-color="transparent" style:font-size-asian="10pt" style:language-asian="zxx" style:country-asian="none" style:font-weight-asian="bold" style:font-size-complex="10pt" style:language-complex="zxx" style:country-complex="none" style:font-weight-complex="bold"/>
    </style:style>
    <style:style style:name="P11"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bold" officeooo:rsid="0023bba8" officeooo:paragraph-rsid="0023bba8" style:text-blinking="false" fo:background-color="transparent" style:font-size-asian="10pt" style:language-asian="zxx" style:country-asian="none" style:font-weight-asian="bold" style:font-size-complex="10pt" style:language-complex="zxx" style:country-complex="none" style:font-weight-complex="bold"/>
    </style:style>
    <style:style style:name="P12"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bold" officeooo:paragraph-rsid="00217b54" style:text-blinking="false" fo:background-color="transparent" style:font-size-asian="10pt" style:language-asian="zxx" style:country-asian="none" style:font-size-complex="10pt" style:language-complex="zxx" style:country-complex="none"/>
    </style:style>
    <style:style style:name="P13" style:family="paragraph" style:parent-style-name="Text_20_body">
      <style:paragraph-properties fo:text-align="center" style:justify-single-word="false"/>
      <style:text-properties fo:font-variant="normal" fo:text-transform="none" fo:color="#000000" style:text-line-through-style="none" style:text-line-through-type="none" style:font-name="Verdana" fo:font-size="11pt" fo:language="zxx" fo:country="none" fo:font-style="normal" style:text-underline-style="none" fo:font-weight="bold" officeooo:rsid="0023bba8" officeooo:paragraph-rsid="0023bba8" style:text-blinking="false" fo:background-color="transparent" style:font-size-asian="11pt" style:language-asian="zxx" style:country-asian="none" style:font-weight-asian="bold" style:font-size-complex="11pt" style:language-complex="zxx" style:country-complex="none" style:font-weight-complex="bold"/>
    </style:style>
    <style:style style:name="P14" style:family="paragraph" style:parent-style-name="Text_20_body">
      <style:text-properties fo:font-variant="normal" fo:text-transform="none" style:use-window-font-color="true" style:text-line-through-style="none" style:text-line-through-type="none" style:font-name="Verdana" fo:font-size="10pt" fo:language="zxx" fo:country="none" fo:font-style="normal" style:text-underline-style="none" fo:font-weight="bold" officeooo:rsid="001bc4bf" officeooo:paragraph-rsid="001bc4bf" style:text-blinking="false" fo:background-color="transparent" style:font-size-asian="10pt" style:language-asian="zxx" style:country-asian="none" style:font-weight-asian="bold" style:font-size-complex="10pt" style:language-complex="zxx" style:country-complex="none" style:font-weight-complex="bold"/>
    </style:style>
    <style:style style:name="P15" style:family="paragraph" style:parent-style-name="Text_20_body">
      <style:text-properties fo:font-size="10pt" fo:language="zxx" fo:country="none" style:font-size-asian="10pt" style:language-asian="zxx" style:country-asian="none" style:font-size-complex="10pt" style:language-complex="zxx" style:country-complex="none"/>
    </style:style>
    <style:style style:name="P16" style:family="paragraph" style:parent-style-name="Text_20_body">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17" style:family="paragraph" style:parent-style-name="Text_20_body">
      <style:text-properties fo:font-size="10pt" officeooo:paragraph-rsid="001ab8c2" style:font-size-asian="10pt" style:font-size-complex="10pt"/>
    </style:style>
    <style:style style:name="P18" style:family="paragraph" style:parent-style-name="Text_20_body">
      <style:text-properties fo:font-size="10pt" officeooo:rsid="001bc4bf" officeooo:paragraph-rsid="001bc4bf" style:font-size-asian="10pt" style:font-size-complex="10pt"/>
    </style:style>
    <style:style style:name="P19" style:family="paragraph" style:parent-style-name="Text_20_body">
      <style:text-properties fo:font-size="10pt" officeooo:paragraph-rsid="0021b54c" style:font-size-asian="10pt" style:font-size-complex="10pt"/>
    </style:style>
    <style:style style:name="P2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0pt" fo:language="zxx" fo:country="none" fo:font-style="normal" style:text-underline-style="none" fo:font-weight="bold" style:text-blinking="false" fo:background-color="transparent" style:font-size-asian="10pt" style:language-asian="zxx" style:country-asian="none" style:font-size-complex="10pt" style:language-complex="zxx" style:country-complex="none"/>
    </style:style>
    <style:style style:name="P21"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Verdana" fo:font-size="10pt" fo:language="zxx" fo:country="none" fo:font-style="normal" style:text-underline-style="none" fo:font-weight="bold" style:text-blinking="false" fo:background-color="transparent" style:font-size-asian="10pt" style:language-asian="zxx" style:country-asian="none" style:font-size-complex="10pt" style:language-complex="zxx" style:country-complex="none"/>
    </style:style>
    <style:style style:name="P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2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0pt" fo:language="zxx" fo:country="none" fo:font-style="normal" style:text-underline-style="none" fo:font-weight="normal" officeooo:rsid="002874c3" officeooo:paragraph-rsid="0028d60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4"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Verdana" fo:font-size="11pt" fo:language="zxx" fo:country="none" fo:font-style="normal" style:text-underline-style="none" fo:font-weight="bold" style:text-blinking="false" fo:background-color="transparent" style:font-size-asian="11pt" style:language-asian="zxx" style:country-asian="none" style:font-size-complex="11pt" style:language-complex="zxx" style:country-complex="none"/>
    </style:style>
    <style:style style:name="P2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fo:font-size="10pt" fo:language="zxx" fo:country="none" style:text-underline-style="none" style:text-blinking="false" fo:background-color="transparent" style:font-size-asian="10pt" style:language-asian="zxx" style:country-asian="none" style:font-size-complex="10pt" style:language-complex="zxx" style:country-complex="none"/>
    </style:style>
    <style:style style:name="P26" style:family="paragraph" style:parent-style-name="Text_20_body">
      <style:paragraph-properties fo:margin-top="0cm" fo:margin-bottom="0cm" loext:contextual-spacing="false" fo:line-height="120%" style:writing-mode="lr-tb"/>
      <style:text-properties officeooo:paragraph-rsid="0021b54c"/>
    </style:style>
    <style:style style:name="P27" style:family="paragraph" style:parent-style-name="Text_20_body">
      <style:paragraph-properties fo:margin-top="0cm" fo:margin-bottom="0cm" loext:contextual-spacing="false" fo:line-height="120%" style:writing-mode="lr-tb"/>
      <style:text-properties fo:font-size="10pt" fo:language="zxx" fo:country="none" fo:font-weight="normal" style:font-size-asian="10pt" style:language-asian="zxx" style:country-asian="none" style:font-size-complex="10pt" style:language-complex="zxx" style:country-complex="none"/>
    </style:style>
    <style:style style:name="P28" style:family="paragraph" style:parent-style-name="Text_20_body">
      <style:paragraph-properties fo:margin-top="0cm" fo:margin-bottom="0cm" loext:contextual-spacing="false" fo:line-height="120%" style:writing-mode="lr-tb"/>
      <style:text-properties fo:font-size="10pt" fo:language="zxx" fo:country="none" fo:font-weight="normal" officeooo:paragraph-rsid="0025908d" style:font-size-asian="10pt" style:language-asian="zxx" style:country-asian="none" style:font-size-complex="10pt" style:language-complex="zxx" style:country-complex="none"/>
    </style:style>
    <style:style style:name="P29" style:family="paragraph" style:parent-style-name="Text_20_body">
      <style:paragraph-properties fo:margin-top="0cm" fo:margin-bottom="0cm" loext:contextual-spacing="false" fo:line-height="120%" style:writing-mode="lr-tb"/>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P30" style:family="paragraph" style:parent-style-name="Text_20_body">
      <style:paragraph-properties fo:margin-top="0cm" fo:margin-bottom="0cm" loext:contextual-spacing="false" fo:line-height="120%" style:writing-mode="lr-tb"/>
      <style:text-properties fo:font-size="10pt" fo:language="zxx" fo:country="none" officeooo:paragraph-rsid="0019849b" style:font-size-asian="10pt" style:language-asian="zxx" style:country-asian="none" style:font-size-complex="10pt" style:language-complex="zxx" style:country-complex="none"/>
    </style:style>
    <style:style style:name="P31" style:family="paragraph" style:parent-style-name="Text_20_body">
      <style:paragraph-properties fo:margin-top="0cm" fo:margin-bottom="0cm" loext:contextual-spacing="false" fo:line-height="120%" style:writing-mode="lr-tb"/>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3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3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0pt" fo:language="zxx" fo:country="none" fo:font-style="normal" style:text-underline-style="none" fo:font-weight="normal" officeooo:paragraph-rsid="00292028" style:text-blinking="false"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7pt" fo:language="zxx" fo:country="none" fo:font-style="normal" style:text-underline-style="none" fo:font-weight="normal" officeooo:paragraph-rsid="00292028" style:text-blinking="false" fo:background-color="transparent" style:font-size-asian="7pt" style:language-asian="zxx" style:country-asian="none" style:font-size-complex="7pt" style:language-complex="zxx" style:country-complex="none"/>
    </style:style>
    <style:style style:name="P3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7pt" fo:language="zxx" fo:country="none" fo:font-style="normal" style:text-underline-style="none" fo:font-weight="normal" officeooo:rsid="00292028" officeooo:paragraph-rsid="00292028" style:text-blinking="false" fo:background-color="transparent" style:font-size-asian="7pt" style:language-asian="zxx" style:country-asian="none" style:font-size-complex="7pt" style:language-complex="zxx" style:country-complex="none"/>
    </style:style>
    <style:style style:name="P36" style:family="paragraph" style:parent-style-name="Table_20_Contents">
      <style:paragraph-properties fo:margin-top="0cm" fo:margin-bottom="0cm" loext:contextual-spacing="false" fo:line-height="120%" fo:text-align="center"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0pt" fo:language="zxx" fo:country="none" fo:font-style="normal" style:text-underline-style="none" fo:font-weight="bold" style:text-blinking="false" fo:background-color="transparent" style:font-size-asian="10pt" style:language-asian="zxx" style:country-asian="none" style:font-weight-asian="bold" style:font-size-complex="10pt" style:language-complex="zxx" style:country-complex="none" style:font-weight-complex="bold"/>
    </style:style>
    <style:style style:name="P37" style:family="paragraph" style:parent-style-name="Text_20_body">
      <style:paragraph-properties fo:margin-top="0cm" fo:margin-bottom="0cm" loext:contextual-spacing="false" fo:line-height="120%" fo:text-align="center" style:justify-single-word="false" fo:break-before="page" style:writing-mode="lr-tb"/>
      <style:text-properties fo:font-variant="normal" fo:text-transform="none" fo:color="#000000" style:text-line-through-style="none" style:text-line-through-type="none" style:font-name="Verdana" fo:font-size="11pt" fo:language="zxx" fo:country="none" fo:font-style="normal" style:text-underline-style="none" fo:font-weight="bold" style:text-blinking="false" fo:background-color="transparent" style:font-size-asian="11pt" style:language-asian="zxx" style:country-asian="none" style:font-size-complex="11pt" style:language-complex="zxx" style:country-complex="none"/>
    </style:style>
    <style:style style:name="P38" style:family="paragraph" style:parent-style-name="Text_20_body">
      <style:paragraph-properties fo:margin-top="0cm" fo:margin-bottom="0cm" loext:contextual-spacing="false" fo:line-height="120%" fo:break-before="page" style:writing-mode="lr-tb"/>
      <style:text-properties fo:font-size="10pt" fo:language="zxx" fo:country="none" fo:font-weight="normal" style:font-size-asian="10pt" style:language-asian="zxx" style:country-asian="none" style:font-size-complex="10pt" style:language-complex="zxx" style:country-complex="none"/>
    </style:style>
    <style:style style:name="P39" style:family="paragraph" style:parent-style-name="Text_20_body">
      <style:paragraph-properties fo:margin-left="0cm" fo:margin-right="0cm" fo:margin-top="0cm" fo:margin-bottom="0cm" loext:contextual-spacing="false" fo:line-height="120%" fo:text-indent="0cm" style:auto-text-indent="false" style:writing-mode="lr-tb"/>
      <style:text-properties fo:font-size="10pt" fo:language="zxx" fo:country="none" style:font-size-asian="10pt" style:language-asian="zxx" style:country-asian="none" style:font-size-complex="10pt" style:language-complex="zxx" style:country-complex="none"/>
    </style:style>
    <style:style style:name="P40"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bold" officeooo:rsid="0019849b" officeooo:paragraph-rsid="0019849b" style:text-blinking="false" fo:background-color="transparent" style:font-size-asian="10pt" style:language-asian="zxx" style:country-asian="none" style:font-weight-asian="bold" style:font-size-complex="10pt" style:language-complex="zxx" style:country-complex="none" style:font-weight-complex="bold"/>
    </style:style>
    <style:style style:name="P41" style:family="paragraph" style:parent-style-name="Text_20_body" style:list-style-name="L5">
      <style:text-properties fo:font-variant="normal" fo:text-transform="none" fo:color="#000000" style:text-line-through-style="none" style:text-line-through-type="none" style:font-name="Verdana" fo:font-size="10pt" fo:language="zxx" fo:country="none" fo:font-style="normal" style:text-underline-style="none" fo:font-weight="bold" officeooo:rsid="001ab8c2" officeooo:paragraph-rsid="001ab8c2" style:text-blinking="false" fo:background-color="transparent" style:font-size-asian="10pt" style:language-asian="zxx" style:country-asian="none" style:font-weight-asian="bold" style:font-size-complex="10pt" style:language-complex="zxx" style:country-complex="none" style:font-weight-complex="bold"/>
    </style:style>
    <style:style style:name="P42" style:family="paragraph" style:parent-style-name="Text_20_body" style:list-style-name="L4">
      <style:text-properties fo:font-variant="normal" fo:text-transform="none" fo:color="#000000" style:text-line-through-style="none" style:text-line-through-type="none" style:font-name="Verdana" fo:font-size="10pt" fo:language="zxx" fo:country="none" fo:font-style="normal" style:text-underline-style="none" fo:font-weight="normal" officeooo:rsid="001ab8c2" officeooo:paragraph-rsid="001ab8c2"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43"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normal" officeooo:rsid="001ab8c2" officeooo:paragraph-rsid="001ab8c2"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44" style:family="paragraph" style:parent-style-name="Text_20_body" style:list-style-name="L5">
      <style:text-properties fo:font-variant="normal" fo:text-transform="none" fo:color="#000000" style:text-line-through-style="none" style:text-line-through-type="none" style:font-name="Verdana" fo:font-size="10pt" fo:language="zxx" fo:country="none" fo:font-style="normal" style:text-underline-style="none" fo:font-weight="normal" officeooo:rsid="001ab8c2" officeooo:paragraph-rsid="001ab8c2"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45" style:family="paragraph" style:parent-style-name="Text_20_body" style:list-style-name="L6">
      <style:text-properties fo:font-variant="normal" fo:text-transform="none" fo:color="#000000" style:text-line-through-style="none" style:text-line-through-type="none" style:font-name="Verdana" fo:font-size="10pt" fo:language="zxx" fo:country="none" fo:font-style="normal" style:text-underline-style="none" fo:font-weight="normal" officeooo:rsid="001bc4bf" officeooo:paragraph-rsid="001bc4b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46" style:family="paragraph" style:parent-style-name="Text_20_body">
      <style:text-properties fo:font-variant="normal" fo:text-transform="none" fo:color="#000000" style:text-line-through-style="none" style:text-line-through-type="none" style:font-name="Verdana" fo:font-size="10pt" fo:language="zxx" fo:country="none" fo:font-style="normal" style:text-underline-style="none" fo:font-weight="normal" officeooo:rsid="002874c3" officeooo:paragraph-rsid="002874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47" style:family="paragraph" style:parent-style-name="Text_20_body" style:list-style-name="L5">
      <style:text-properties fo:font-variant="normal" fo:text-transform="none" style:use-window-font-color="true" style:text-line-through-style="none" style:text-line-through-type="none" style:font-name="Verdana" fo:font-size="10pt" fo:language="zxx" fo:country="none" fo:font-style="normal" style:text-underline-style="none" fo:font-weight="bold" officeooo:rsid="001ab8c2" officeooo:paragraph-rsid="001ab8c2" style:text-blinking="false" fo:background-color="transparent" style:font-size-asian="10pt" style:language-asian="zxx" style:country-asian="none" style:font-weight-asian="bold" style:font-size-complex="10pt" style:language-complex="zxx" style:country-complex="none" style:font-weight-complex="bold"/>
    </style:style>
    <style:style style:name="P48" style:family="paragraph" style:parent-style-name="Text_20_body" style:list-style-name="L6">
      <style:text-properties officeooo:rsid="001bc4bf" officeooo:paragraph-rsid="001bc4bf"/>
    </style:style>
    <style:style style:name="P49" style:family="paragraph" style:parent-style-name="Text_20_body" style:list-style-name="L1">
      <style:paragraph-properties fo:margin-top="0cm" fo:margin-bottom="0cm"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Verdana"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50" style:family="paragraph" style:parent-style-name="Text_20_body" style:list-style-name="L1">
      <style:paragraph-properties fo:margin-top="0cm" fo:margin-bottom="0cm"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Verdana" fo:font-size="10pt" fo:language="zxx" fo:country="none" fo:font-style="normal" style:text-underline-style="none" fo:font-weight="normal" officeooo:paragraph-rsid="00292028" style:text-blinking="false" fo:background-color="transparent" style:font-size-asian="10pt" style:language-asian="zxx" style:country-asian="none" style:font-size-complex="10pt" style:language-complex="zxx" style:country-complex="none"/>
    </style:style>
    <style:style style:name="P51" style:family="paragraph" style:parent-style-name="Text_20_body" style:list-style-name="L2">
      <style:paragraph-properties fo:margin-top="0cm" fo:margin-bottom="0cm"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Verdana"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52" style:family="paragraph" style:parent-style-name="Text_20_body" style:list-style-name="L3">
      <style:paragraph-properties fo:margin-top="0cm" fo:margin-bottom="0cm" loext: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Verdana"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5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0pt" fo:language="zxx" fo:country="none" fo:font-style="normal" style:text-underline-style="none" fo:font-weight="bold" style:text-blinking="false" fo:background-color="transparent" style:font-size-asian="10pt" style:language-asian="zxx" style:country-asian="none" style:font-size-complex="10pt" style:language-complex="zxx" style:country-complex="none"/>
    </style:style>
    <style:style style:name="P5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5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0pt" fo:language="zxx" fo:country="none" fo:font-style="normal" style:text-underline-style="none" fo:font-weight="normal" officeooo:rsid="0026f68e" officeooo:paragraph-rsid="0028d60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T1" style:family="text">
      <style:text-properties fo:font-variant="normal" fo:text-transform="none" fo:color="#000000" style:text-line-through-style="none" style:text-line-through-type="none" style:font-name="Verdana" fo:language="zxx" fo:country="none" fo:font-style="normal" style:text-underline-style="none" fo:font-weight="normal" officeooo:rsid="0019849b" style:text-blinking="false" fo:background-color="transparent" loext:char-shading-value="0" style:language-asian="zxx" style:country-asian="none" style:language-complex="zxx" style:country-complex="none"/>
    </style:style>
    <style:style style:name="T2" style:family="text">
      <style:text-properties fo:font-variant="normal" fo:text-transform="none" fo:color="#000000" style:text-line-through-style="none" style:text-line-through-type="none" style:font-name="Verdana" fo:language="zxx" fo:country="none" fo:font-style="normal" style:text-underline-style="none" fo:font-weight="normal" officeooo:rsid="001ab8c2" style:text-blinking="false" fo:background-color="transparent" loext:char-shading-value="0" style:language-asian="zxx" style:country-asian="none" style:language-complex="zxx" style:country-complex="none"/>
    </style:style>
    <style:style style:name="T3" style:family="text">
      <style:text-properties fo:font-variant="normal" fo:text-transform="none" fo:color="#000000" style:text-line-through-style="none" style:text-line-through-type="none" style:font-name="Verdana" fo:language="zxx" fo:country="none" fo:font-style="normal" style:text-underline-style="none" fo:font-weight="normal" officeooo:rsid="0021b54c" style:text-blinking="false" fo:background-color="transparent" loext:char-shading-value="0" style:language-asian="zxx" style:country-asian="none" style:language-complex="zxx" style:country-complex="none"/>
    </style:style>
    <style:style style:name="T4" style:family="text">
      <style:text-properties fo:font-variant="normal" fo:text-transform="none" fo:color="#000000" style:text-line-through-style="none" style:text-line-through-type="none" style:font-name="Verdana" fo:language="zxx" fo:country="none" fo:font-style="normal" style:text-underline-style="none" fo:font-weight="normal" officeooo:rsid="001ab8c2" style:text-blinking="false" fo:background-color="transparent" loext:char-shading-value="0" style:language-asian="zxx" style:country-asian="none" style:font-weight-asian="normal" style:language-complex="zxx" style:country-complex="none" style:font-weight-complex="normal"/>
    </style:style>
    <style:style style:name="T5" style:family="text">
      <style:text-properties fo:font-variant="normal" fo:text-transform="none" fo:color="#000000" style:text-line-through-style="none" style:text-line-through-type="none" style:font-name="Verdana" fo:language="zxx" fo:country="none" fo:font-style="normal" style:text-underline-style="none" fo:font-weight="normal" officeooo:rsid="0019849b" style:text-blinking="false" fo:background-color="transparent" loext:char-shading-value="0" style:language-asian="zxx" style:country-asian="none" style:font-weight-asian="normal" style:language-complex="zxx" style:country-complex="none" style:font-weight-complex="normal"/>
    </style:style>
    <style:style style:name="T6" style:family="text">
      <style:text-properties fo:font-variant="normal" fo:text-transform="none" fo:color="#000000" style:text-line-through-style="none" style:text-line-through-type="none" style:font-name="Verdana" fo:language="zxx" fo:country="none" fo:font-style="normal" style:text-underline-style="none" fo:font-weight="bold" officeooo:rsid="0019849b" style:text-blinking="false" fo:background-color="transparent" loext:char-shading-value="0" style:language-asian="zxx" style:country-asian="none" style:font-weight-asian="bold" style:language-complex="zxx" style:country-complex="none" style:font-weight-complex="bold"/>
    </style:style>
    <style:style style:name="T7" style:family="text">
      <style:text-properties fo:font-variant="normal" fo:text-transform="none" fo:color="#000000" style:text-line-through-style="none" style:text-line-through-type="none" style:font-name="Verdana" fo:font-style="italic"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Verdana"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Verdana"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Verdana" fo:font-style="normal" style:text-underline-style="none" officeooo:rsid="0021b54c" style:text-blinking="false" fo:background-color="transparent" loext:char-shading-value="0"/>
    </style:style>
    <style:style style:name="T11" style:family="text">
      <style:text-properties fo:font-variant="normal" fo:text-transform="none" fo:color="#000000" style:text-line-through-style="none" style:text-line-through-type="none" style:font-name="Verdana" fo:font-style="normal" style:text-underline-style="none" officeooo:rsid="0025908d" style:text-blinking="false" fo:background-color="transparent" loext:char-shading-value="0"/>
    </style:style>
    <style:style style:name="T12" style:family="text">
      <style:text-properties fo:font-variant="normal" fo:text-transform="none" fo:color="#000000" style:text-line-through-style="none" style:text-line-through-type="none" style:font-name="Verdana" fo:font-style="normal" style:text-underline-style="none" officeooo:rsid="00292028" style:text-blinking="false" fo:background-color="transparent" loext:char-shading-value="0"/>
    </style:style>
    <style:style style:name="T13" style:family="text">
      <style:text-properties fo:font-variant="normal" fo:text-transform="none" fo:color="#000000" style:text-line-through-style="none" style:text-line-through-type="none" style:font-name="Verdana"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tyle="normal" style:text-underline-style="none" fo:font-weight="normal" officeooo:rsid="0019849b" style:text-blinking="false" fo:background-color="transparent" loext:char-shading-value="0"/>
    </style:style>
    <style:style style:name="T15" style:family="text">
      <style:text-properties fo:font-variant="normal" fo:text-transform="none" fo:color="#000000" style:text-line-through-style="none" style:text-line-through-type="none" style:font-name="Verdana" fo:font-style="normal" style:text-underline-style="none" fo:font-weight="normal" style:text-blinking="false" fo:background-color="transparent" loext:char-shading-value="0" style:font-style-asian="normal" style:font-style-complex="normal"/>
    </style:style>
    <style:style style:name="T16" style:family="text">
      <style:text-properties fo:font-variant="normal" fo:text-transform="none" fo:color="#000000" style:text-line-through-style="none" style:text-line-through-type="none" style:font-name="Verdana" fo:font-style="normal" style:text-underline-style="none" fo:font-weight="normal" officeooo:rsid="0021b54c" style:text-blinking="false" fo:background-color="transparent" loext:char-shading-value="0" style:font-style-asian="normal" style:font-style-complex="normal"/>
    </style:style>
    <style:style style:name="T17" style:family="text">
      <style:text-properties fo:font-variant="normal" fo:text-transform="none" fo:color="#000000" style:text-line-through-style="none" style:text-line-through-type="none" style:font-name="Verdana" fo:font-style="normal" style:text-underline-style="none" fo:font-weight="normal" officeooo:rsid="0021b54c" style:text-blinking="false" fo:background-color="transparent" loext:char-shading-value="0"/>
    </style:style>
    <style:style style:name="T18" style:family="text">
      <style:text-properties fo:font-variant="normal" fo:text-transform="none" fo:color="#000000" style:text-line-through-style="none" style:text-line-through-type="none" style:font-name="Verdana"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Verdana" fo:font-style="normal" style:text-underline-style="none" fo:font-weight="bold" officeooo:rsid="0023bba8"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font-name="Verdana" fo:font-size="10pt" fo:language="zxx" fo:country="none" fo:font-style="normal" style:text-underline-style="none" fo:font-weight="normal" style:text-blinking="false" fo:background-color="transparent" loext:char-shading-value="0" style:font-size-asian="10pt" style:language-asian="zxx" style:country-asian="none" style:font-size-complex="10pt" style:language-complex="zxx" style:country-complex="none"/>
    </style:style>
    <style:style style:name="T21" style:family="text">
      <style:text-properties fo:font-variant="normal" fo:text-transform="none" fo:color="#000000" style:text-line-through-style="none" style:text-line-through-type="none" style:font-name="Verdana" fo:font-size="10pt" fo:language="zxx" fo:country="none" fo:font-style="normal" style:text-underline-style="none" fo:font-weight="normal" officeooo:rsid="0021b54c" style:text-blinking="false" fo:background-color="transparent" loext:char-shading-value="0" style:font-size-asian="10pt" style:language-asian="zxx" style:country-asian="none" style:font-size-complex="10pt" style:language-complex="zxx" style:country-complex="none"/>
    </style:style>
    <style:style style:name="T22" style:family="text">
      <style:text-properties fo:font-variant="normal" fo:text-transform="none" fo:color="#000000" style:text-line-through-style="none" style:text-line-through-type="none" style:font-name="Verdana" fo:font-size="10pt" fo:language="zxx" fo:country="none" fo:font-style="normal" style:text-underline-style="none" fo:font-weight="normal" officeooo:rsid="0023bba8" style:text-blinking="false" fo:background-color="transparent" loext:char-shading-value="0" style:font-size-asian="10pt" style:language-asian="zxx" style:country-asian="none" style:font-size-complex="10pt" style:language-complex="zxx" style:country-complex="none"/>
    </style:style>
    <style:style style:name="T23" style:family="text">
      <style:text-properties fo:font-variant="normal" fo:text-transform="none" fo:color="#000000" style:text-line-through-style="none" style:text-line-through-type="none" style:font-name="Verdana" fo:font-size="10pt" fo:language="zxx" fo:country="none" fo:font-style="normal" style:text-underline-style="none" fo:font-weight="normal"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 style:family="text">
      <style:text-properties fo:font-variant="normal" fo:text-transform="none" fo:color="#000000" style:text-line-through-style="none" style:text-line-through-type="none" style:font-name="Verdana" fo:font-size="10pt" fo:language="zxx" fo:country="none" fo:font-style="normal" style:text-underline-style="none" fo:font-weight="normal" officeooo:rsid="001c3e87"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28" style:family="text">
      <style:text-properties fo:font-weight="normal" style:font-weight-asian="normal" style:font-weight-complex="normal"/>
    </style:style>
    <style:style style:name="T29" style:family="text">
      <style:text-properties fo:font-weight="normal" officeooo:rsid="001ab8c2" style:font-weight-asian="normal" style:font-weight-complex="normal"/>
    </style:style>
    <style:style style:name="T30" style:family="text">
      <style:text-properties fo:font-weight="normal" officeooo:rsid="001bc4bf" style:font-weight-asian="normal" style:font-weight-complex="normal"/>
    </style:style>
    <style:style style:name="T31" style:family="text">
      <style:text-properties fo:font-weight="normal" officeooo:rsid="001c3e87" style:font-weight-asian="normal" style:font-weight-complex="normal"/>
    </style:style>
    <style:style style:name="T32" style:family="text">
      <style:text-properties fo:font-weight="normal" officeooo:rsid="001db8fe" style:font-weight-asian="normal" style:font-weight-complex="normal"/>
    </style:style>
    <style:style style:name="T33" style:family="text">
      <style:text-properties fo:font-weight="normal" officeooo:rsid="00217b54" style:font-weight-asian="normal" style:font-weight-complex="normal"/>
    </style:style>
    <style:style style:name="T34" style:family="text">
      <style:text-properties fo:font-weight="normal" officeooo:rsid="0021922f" style:font-weight-asian="normal" style:font-weight-complex="normal"/>
    </style:style>
    <style:style style:name="T35" style:family="text">
      <style:text-properties fo:font-weight="normal" officeooo:rsid="0021b54c" style:font-weight-asian="normal" style:font-weight-complex="normal"/>
    </style:style>
    <style:style style:name="T36" style:family="text">
      <style:text-properties fo:font-weight="normal" officeooo:rsid="0022505a" style:font-weight-asian="normal" style:font-weight-complex="normal"/>
    </style:style>
    <style:style style:name="T37" style:family="text">
      <style:text-properties fo:font-weight="normal" officeooo:rsid="0023bba8" style:font-weight-asian="normal" style:font-weight-complex="normal"/>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officeooo:rsid="001ab8c2"/>
    </style:style>
    <style:style style:name="T41" style:family="text">
      <style:text-properties officeooo:rsid="00217b54" style:font-weight-asian="bold" style:font-weight-complex="bold"/>
    </style:style>
    <style:style style:name="T42" style:family="text">
      <style:text-properties officeooo:rsid="0021922f"/>
    </style:style>
    <style:style style:name="T43" style:family="text">
      <style:text-properties officeooo:rsid="0021b54c"/>
    </style:style>
    <style:style style:name="T44" style:family="text">
      <style:text-properties officeooo:rsid="0022505a"/>
    </style:style>
    <style:style style:name="T45" style:family="text">
      <style:text-properties officeooo:rsid="0026f68e"/>
    </style:style>
    <style:style style:name="T46" style:family="text">
      <style:text-properties officeooo:rsid="002874c3"/>
    </style:style>
    <style:style style:name="T47" style:family="text">
      <style:text-properties officeooo:rsid="0028d606"/>
    </style:style>
    <style:style style:name="T48" style:family="text">
      <style:text-properties officeooo:rsid="00292028"/>
    </style:style>
    <style:style style:name="T49" style:family="text">
      <style:text-properties fo:font-size="7pt" officeooo:rsid="00292028" style:font-size-asian="7pt" style:font-size-complex="7pt"/>
    </style:style>
    <style:style style:name="T50" style:family="text">
      <style:text-properties officeooo:rsid="002eb35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33">Laura Bugo </text:p>
            <text:p text:style-name="P34"><text:span text:style-name="T48">(</text:span><text:a xlink:type="simple" xlink:href="mailto:laura.bugo@studio.unibo.it" text:style-name="Internet_20_link" text:visited-style-name="Visited_20_Internet_20_Link"><text:span text:style-name="T48">laura.bugo@studio.unibo.it</text:span></text:a><text:span text:style-name="T48">)</text:span></text:p>
            <text:p text:style-name="P33">Giulia Cantini <text:span text:style-name="T49">(</text:span><text:a xlink:type="simple" xlink:href="mailto:giulia.cantini2@studio.unibo.it" text:style-name="Internet_20_link" text:visited-style-name="Visited_20_Internet_20_Link"><text:span text:style-name="T49">giulia.cantini2@studio.unibo.it</text:span></text:a><text:span text:style-name="T49">)</text:span></text:p>
            <text:p text:style-name="P32">Silvia Severini</text:p>
            <text:p text:style-name="P35">(<text:a xlink:type="simple" xlink:href="mailto:silvia.severini3@studio.unibo.it" text:style-name="Internet_20_link" text:visited-style-name="Visited_20_Internet_20_Link">silvia.severini3@studio.unibo.it</text:a>)</text:p>
          </table:table-cell>
          <table:table-cell table:style-name="Table1.A1" office:value-type="string">
            <text:p text:style-name="P36">Progetto Sistemi Operativi</text:p>
            <text:p text:style-name="P36">Fase 2</text:p>
          </table:table-cell>
          <table:table-cell table:style-name="Table1.A1" office:value-type="string">
            <text:p text:style-name="P32">Anno accademico: 2015/2016</text:p>
          </table:table-cell>
        </table:table-row>
      </table:table>
      <text:p text:style-name="P15"/>
      <text:p text:style-name="P24">INTRODUZIONE</text:p>
      <text:p text:style-name="P15"/>
      <text:p text:style-name="P26"><text:span text:style-name="T20">Il progetto </text:span><text:span text:style-name="T21">del sistema operativo Jae</text:span><text:span text:style-name="T22">OS</text:span><text:span text:style-name="T20">16 e' stato sviluppato sull'emulatore </text:span><text:a xlink:type="simple" xlink:href="http://mellotanica.github.io/uARM/" text:style-name="Internet_20_link" text:visited-style-name="Visited_20_Internet_20_Link">uA</text:a><text:a xlink:type="simple" xlink:href="http://mellotanica.github.io/uARM/" text:style-name="Internet_20_link" text:visited-style-name="Visited_20_Internet_20_Link">RM</text:a><text:span text:style-name="T21">.</text:span></text:p>
      <text:p text:style-name="P22">Si articola in tre fasi:</text:p>
      <text:list xml:id="list7244734934023470344" text:style-name="L1">
        <text:list-item>
          <text:p text:style-name="P49">Fase 0: creazione delle Macro necessarie alla gestione di una lista circolare (clist.h);</text:p>
        </text:list-item>
        <text:list-item>
          <text:p text:style-name="P50"><text:a xlink:type="simple" xlink:href="http://www.cs.unibo.it/~renzo/so/jaeos16/phase1.pdf" text:style-name="Internet_20_link" text:visited-style-name="Visited_20_Internet_20_Link">Fase 1</text:a>: implementazione delle strutture PCB e ASL con le relative funzioni per la loro gestione </text:p>
        </text:list-item>
        <text:list-item>
          <text:p text:style-name="P49"><text:a xlink:type="simple" xlink:href="http://www.cs.unibo.it/~renzo/so/jaeos16/phase2.pdf" text:style-name="Internet_20_link" text:visited-style-name="Visited_20_Internet_20_Link">Fase 2</text:a>: creare un ambiente in cui processi si avvicend<text:span text:style-name="T43">i</text:span>no condividendo il processore. Il nucleo fornisce gestione delle eccezioni, program trap e eccezioni TLB e sincronizzazione tra processi.</text:p>
        </text:list-item>
      </text:list>
      <text:p text:style-name="P15"/>
      <text:p text:style-name="P20">La struttura del PCB</text:p>
      <text:p text:style-name="P15"/>
      <text:p text:style-name="P27"><text:span text:style-name="T7">struct pcb_t *p_parent:</text:span><text:span text:style-name="T25"> </text:span><text:span text:style-name="T9">puntatore al padre</text:span></text:p>
      <text:p text:style-name="P27"><text:span text:style-name="T7">struct semd_t *p_cursem:</text:span><text:span text:style-name="T25"> </text:span><text:span text:style-name="T9">puntatore al semaforo su cui e' bloccato</text:span></text:p>
      <text:p text:style-name="P27"><text:span text:style-name="T7">state_t p_s</text:span><text:span text:style-name="T9">: stato del processo</text:span></text:p>
      <text:p text:style-name="P27"><text:span text:style-name="T7">struct clist p_list</text:span><text:span text:style-name="T9">: puntatore alla coda della lista dei processi</text:span></text:p>
      <text:p text:style-name="P27"><text:span text:style-name="T7">struct clist p_children:</text:span><text:span text:style-name="T25"> </text:span><text:span text:style-name="T9">puntatore alla coda</text:span><text:span text:style-name="T25"> </text:span><text:span text:style-name="T9">della lista dei figli</text:span></text:p>
      <text:p text:style-name="P27"><text:span text:style-name="T7">struct clist p_siblings:</text:span><text:span text:style-name="T25"> </text:span><text:span text:style-name="T9">puntatore alla coda della lista dei fratelli</text:span></text:p>
      <text:p text:style-name="P28"><text:span text:style-name="T7">pid_t pid:</text:span><text:span text:style-name="T25"> </text:span><text:span text:style-name="T9">identificativo del processo (vedi sez "</text:span><text:span text:style-name="T11">Assegnazione dei pid</text:span><text:span text:style-name="T19">"</text:span><text:span text:style-name="T9">)</text:span></text:p>
      <text:p text:style-name="P27"><text:span text:style-name="T7">int res_wait:</text:span><text:span text:style-name="T25"> </text:span><text:span text:style-name="T9">risorse richieste da un processo bloccato</text:span><text:span text:style-name="T25"> </text:span><text:span text:style-name="T9">(sempre &lt;= 0 )</text:span></text:p>
      <text:p text:style-name="P15"/>
      <text:p text:style-name="P27"><text:span text:style-name="T7">cputime_t kernel_time:</text:span><text:span text:style-name="T25"> </text:span><text:span text:style-name="T7">tempo di lavoro del kernel (</text:span><text:span text:style-name="T9">vedi sez...)</text:span></text:p>
      <text:p text:style-name="P30"><text:span text:style-name="T8">cputime_t global_time:</text:span><text:span text:style-name="T26"> </text:span><text:span text:style-name="T13">kernel time + user time </text:span></text:p>
      <text:p text:style-name="P30"><text:span text:style-name="T8">state_t oldnew_areas[EXCP_COUNT]:</text:span><text:span text:style-name="T13"> </text:span><text:span text:style-name="T14">exception state vector per memorizzare </text:span><text:span text:style-name="T17">O</text:span><text:span text:style-name="T14">ld e </text:span><text:span text:style-name="T17">N</text:span><text:span text:style-name="T14">ew </text:span><text:span text:style-name="T17">A</text:span><text:span text:style-name="T14">rea</text:span><text:span text:style-name="T17">s</text:span></text:p>
      <text:p text:style-name="P39"/>
      <text:p text:style-name="P39"><text:span text:style-name="T8">int tags[3]:</text:span><text:span text:style-name="T27"> </text:span><text:span text:style-name="T15">I tag si riferiscono rispettivamente a syscall, tlb e program trap (</text:span><text:span text:style-name="T16">tags[i] </text:span><text:span text:style-name="T15">vale 1 se ha già chiamato il proprio handler, 0 altrimenti)</text:span></text:p>
      <text:p text:style-name="P25"/>
      <text:p text:style-name="P31"><text:span text:style-name="T9">La struttura dei</text:span><text:span text:style-name="T25"> </text:span><text:span text:style-name="T9">Semafori</text:span></text:p>
      <text:p text:style-name="P15"/>
      <text:p text:style-name="P22"><text:span text:style-name="T38">int *s_semAdd:</text:span> puntatore al semaforo</text:p>
      <text:p text:style-name="P22"><text:span text:style-name="T38">struct clist s_link:</text:span> puntatore alla coda della lista dei semafori attivi</text:p>
      <text:p text:style-name="P22"><text:span text:style-name="T38">struct clist s_procq:</text:span> lista dei processi bloccati sul semaforo</text:p>
      <text:p text:style-name="P15"/>
      <text:p text:style-name="P21"/>
      <text:p text:style-name="P37">FASE 2</text:p>
      <text:p text:style-name="P15"/>
      <text:p text:style-name="P22">Il progetto si compone dei seguenti file:</text:p>
      <text:list xml:id="list1629598916529002505" text:style-name="L2">
        <text:list-item>
          <text:p text:style-name="P51"><text:span text:style-name="T43">i</text:span>nitial.c</text:p>
        </text:list-item>
        <text:list-item>
          <text:p text:style-name="P51"><text:span text:style-name="T43">s</text:span>cheduler.c</text:p>
        </text:list-item>
      </text:list>
      <text:list xml:id="list7998626784745937924" text:style-name="L3">
        <text:list-item>
          <text:p text:style-name="P52"><text:span text:style-name="T43">e</text:span>xceptions.c</text:p>
        </text:list-item>
        <text:list-item>
          <text:p text:style-name="P52"><text:span text:style-name="T43">s</text:span>yscall.c</text:p>
        </text:list-item>
        <text:list-item>
          <text:p text:style-name="P52"><text:span text:style-name="T43">i</text:span>nterrupt.c</text:p>
        </text:list-item>
      </text:list>
      <text:p text:style-name="P15"/>
      <text:p text:style-name="P20">INITIAL.C</text:p>
      <text:p text:style-name="P20"/>
      <text:p text:style-name="P22">Contiene il main() e si occupa dell'inizializzazione delle strutture ed aree di memoria necessari<text:span text:style-name="T43">e</text:span> al corretto funzionamento del sistema.</text:p>
      <text:p text:style-name="P22">Vengono inizializzate le new area con l'interrupt handler, il TLB handler, il program trap handler e il syscall handler.</text:p>
      <text:p text:style-name="P22">Viene settato lo stato del processore in kernel mode e vengono mascherati gli interrupt.</text:p>
      <text:p text:style-name="P22">Il main si occupa anche di creare il primo processo che andra' in esecuzione con i campi relativi al tempo settati a 0 e richiama lo scheduler con flag relativo alla modalita’ di esecuzione settato a “START”.</text:p>
      <text:p text:style-name="P22">D’ora in avanti il controllo non tornera’ piu’ al main.</text:p>
      <text:p text:style-name="P15"/>
      <text:p text:style-name="P20">SCHEDULER.C</text:p>
      <text:p text:style-name="P20"/>
      <text:p text:style-name="P23">Inizialmente vengono mascherati gli interrupt per evitare che <text:s/><text:span text:style-name="T40">possano interferire nello scheduling dei processi e verranno riabilitati alla fine.</text:span></text:p>
      <text:p text:style-name="P22">Lo scheduler e’ strutturato in quattro diverse modalita’ di lavoro <text:span text:style-name="T43">a seconda del valore della flag</text:span>:</text:p>
      <text:p text:style-name="P15"/>
      <text:p text:style-name="P22">1 - START: sara’ tale quando lo scheduler viene chiamato per la prima volta dal main(). Viene settato l’interval timer a 5 ms, inizializzato a 0 lo pseudoclockflag (verra’ posto a 1 solo quando saranno scaduti i 100 ms), settato lo pseudo_start al tempo corrente (verra’ usato per calcolare i 100 ms) e viene chiamata la funzione loadnext().</text:p>
      <text:p text:style-name="P15"/>
      <text:p text:style-name="P22">2 - RESET: sara’ tale quando lo scheduler viene richiamato dal timer handler ad indicare che sono scaduti i 100 ms e che quindi vanno rinizializzate le variabili relative alla gestione di questo caso (pseudoclockflag <text:span text:style-name="T43">e</text:span> pseudo_start) e viene richiamata la loadnext().</text:p>
      <text:p text:style-name="P15"/>
      <text:p text:style-name="P22">3 - LOADNEXT: sara’ tale quando deve essere caricato il prossimo processo (non sono scaduti i 100ms e il processo corrente e’ terminato oppure si e’ bloccato su un semaforo cioe’ il current process e’ stato messo a null). Richiama quindi la funzione loadnext().</text:p>
      <text:p text:style-name="P15"/>
      <text:p text:style-name="P29"><text:span text:style-name="T9">4 - LOADCURRENT: sara’ tale quando deve essere ricaricato il processo corrente (non</text:span><text:span text:style-name="T25"> </text:span><text:span text:style-name="T9">e’ scaduto il timer e </text:span><text:span text:style-name="T12">non </text:span><text:span text:style-name="T9">e’ stata sollevata un’eccezione che</text:span><text:span text:style-name="T10"> </text:span><text:span text:style-name="T9">ha annullato il current process) . Cio’ sara’ fatto abilitando gli interrupt del processo e ricaricandolo.</text:span></text:p>
      <text:p text:style-name="P16"/>
      <text:p text:style-name="P27"/>
      <text:p text:style-name="P38"><text:span text:style-name="T18">loadnext()</text:span><text:span text:style-name="T25"> </text:span><text:span text:style-name="T9">: se il current process non e’ nullo (ha finito il timeslice) sistema il global time, inserisce il processo nella ready queue e lo annulla. </text:span></text:p>
      <text:p text:style-name="P22">Poi controlla se stanno per scadere i 100 ms (approssimando a 96ms perche’ non ci sarebbe piu’ tempo per l’esecuzione di un’intera time slice) e in caso affermativo setta il timer al tempo rimanente allo scadere, pone a 1 lo pseudoclockflag che servira’ da indicazione al timer handler e setta il nuovo pseudo_start. In caso nega<text:span text:style-name="T50">t</text:span>ivo setta normalmente il timer a 5ms.</text:p>
      <text:p text:style-name="P22">Infine si occupa di mandare in esecuzione il prossimo processo pronto nella readyqueue settando lo startTOD (tempo di inizio di esecuzione), abilitando gli interrupt del processo. </text:p>
      <text:p text:style-name="P27"><text:span text:style-name="T9">Da notare che se l’estrazione del prossimo processo dalla ready queue non va a buon fine significa che quest’ultima era vuota percio’ si procede ad una deadlock detection </text:span><text:span text:style-name="T10">nelle modalita' specificate nella documentazione</text:span><text:span text:style-name="T9">.</text:span></text:p>
      <text:p text:style-name="P22"/>
      <text:p text:style-name="P40">EXCEPTION.C</text:p>
      <text:p text:style-name="P1">In ogni handler presente si svolgono le seguenti azioni:</text:p>
      <text:list xml:id="list6750089070202357817" text:style-name="L4">
        <text:list-item>
          <text:p text:style-name="P42">vengono mascherati gli interrupt cosi' che non possando interferire nella gestione dell'eccezione sollevata e verranno riabilitati alla fine;</text:p>
        </text:list-item>
        <text:list-item>
          <text:p text:style-name="P42">viene memorizzato il tempo attuale (kernel_start) che servira' al termine dell'handler per calcolare il tempo trascorso al suo interno ed aggiornare il kernel time del processo.</text:p>
        </text:list-item>
      </text:list>
      <text:p text:style-name="P17"/>
      <text:p text:style-name="P18"><text:span text:style-name="T6">copy_state(state_t *dest, state_t *src): </text:span><text:span text:style-name="T4">funzione ausiliaria per copiare lo stato da sorgente a destinazione</text:span></text:p>
      <text:p text:style-name="P19"><text:span text:style-name="T6">pgmtrap_handler():</text:span><text:span text:style-name="T1"> </text:span><text:span text:style-name="T2">gestisce un'eccezione di tipo programtrap che avviene quando si cerca di eseguire azioni </text:span><text:span text:style-name="T3">non consentite</text:span><text:span text:style-name="T2">. </text:span></text:p>
      <text:p text:style-name="P19"><text:span text:style-name="T6">tlb_handler():</text:span><text:span text:style-name="T5"> </text:span><text:span text:style-name="T4">gestisce un'eccezione di tipo tlb che avviene quando si verifica un errore di traduzione di indirizzi da virtuali a fisici.</text:span></text:p>
      <text:p text:style-name="P6">syscall_handler(): <text:span text:style-name="T28">gestisce una richiesta di system call o di break.</text:span></text:p>
      <text:p text:style-name="P1">Setta il flag per lo scheduler a LOADCURRENT che eventualmente verra' modificato all'interno delle system call.</text:p>
      <text:p text:style-name="P1">La gestione delle system call si divide in base al numero della system call richiesta ed alla modalita' di esecuzione (kernel o user mode):</text:p>
      <text:list xml:id="list3384826055982257145" text:style-name="L5">
        <text:list-item>
          <text:p text:style-name="P41"><text:span text:style-name="T28">Se si r</text:span><text:span text:style-name="T35">i</text:span><text:span text:style-name="T28">chiede una system call tra 1 e 11 in user mode si solleva un'eccezione di tipo program trap;</text:span></text:p>
        </text:list-item>
        <text:list-item>
          <text:p text:style-name="P44">Se si richiede una system call tra 1 e 11 in kernel mode si richiama la funzione per eseguirla in syscall.c e si richiama lo scheduler;</text:p>
        </text:list-item>
        <text:list-item>
          <text:p text:style-name="P47"><text:span text:style-name="T28">Se si richiede una system call con valore maggiore di 11 e </text:span><text:span text:style-name="T30">non </text:span><text:span text:style-name="T28">si e' specificato in precedenza un handler di alto livello, allora </text:span><text:span text:style-name="T30">si termina il processo e si richiama lo scheduler, altrimenti si sistemano le varie aree di memoria e </text:span><text:span text:style-name="T36">si passa il controllo all'handler specificato.</text:span></text:p>
        </text:list-item>
      </text:list>
      <text:p text:style-name="P6"/>
      <text:p text:style-name="P14">SYSCALL.C</text:p>
      <text:p text:style-name="P14">pid_generator(): <text:s/><text:span text:style-name="T28">assegna </text:span><text:span text:style-name="T36">un identificativo al</text:span><text:span text:style-name="T28"> processo che viene creato.</text:span></text:p>
      <text:p text:style-name="P2"><text:span text:style-name="T39">int create_process(state_t *statep):</text:span> crea un nuovo processo e lo inserisce nella ready queue</text:p>
      <text:p text:style-name="P7"><text:soft-page-break/>void terminate_process(pid_t pid): </text:p>
      <text:list xml:id="list679342809527899870" text:style-name="L6">
        <text:list-item>
          <text:p text:style-name="P45">se il pid e' uguale a zero o uguale a quello del current process si terminano i figli di quest'ultimo con la funzione ausiliaria terminate_children e poi si termina il processo stesso settando il flag dello scheduler a LOADNEXT.</text:p>
          <text:list>
            <text:list-item>
              <text:list>
                <text:list-header>
                  <text:p text:style-name="P45">void terminate_children(struct pcb_t *p, struct pcb_t *p_const);</text:p>
                </text:list-header>
              </text:list>
            </text:list-item>
          </text:list>
        </text:list-item>
        <text:list-item>
          <text:p text:style-name="P48"><text:span text:style-name="T23">altrimenti ricerca il pid indicato tramite la lookfor_progeny la quale si occupa anche di terminare il processo trovato e la sua progen</text:span><text:span text:style-name="T24">i</text:span><text:span text:style-name="T23">e</text:span></text:p>
        </text:list-item>
      </text:list>
      <text:p text:style-name="P2"><text:tab/><text:tab/>void lookfor_progeny(struct pcb_t *parent, pid_t pid, int *found)</text:p>
      <text:p text:style-name="P3"><text:span text:style-name="T39">void semaphore_operation(int *semaddr, int weight):</text:span> <text:span text:style-name="T44">si esegue una verhogen o una passeren in base al segno di weight sul semaforo specificato. Se vengono richieste delle risorse attualmente non disponibili allora il processo viene bloccato sul semaforo, si aggiorna il campo res_wait e viene messo a null con conseguente modifica del flag per lo scheduler a LOADNEXT. Altrimenti se vengono rilasciate delle risorse si aggiorna il valore del semaforo e si sbloccano i processi bloccati su di esso se possibile. Per verificare se le risorse rilasciate sono sufficienti a sbloccare il primo processo sulla coda dei bloccati e' dichiarata una variabile che contiene il numero di risorse non ancora assegnate.</text:span></text:p>
      <text:p text:style-name="P7">specify_sysbp, specify_tlb, specify_pgmtrap<text:span text:style-name="T28">: </text:span><text:span text:style-name="T31">s</text:span><text:span text:style-name="T36">ervono a specificare un proprio handler del processo che sia diverso da quello di default.</text:span></text:p>
      <text:p text:style-name="P7">void exit_trap(unsigned int excptype, unsigned int retval): <text:span text:style-name="T31">carica lo stato del processore per ritornare da un han</text:span><text:span text:style-name="T36">d</text:span><text:span text:style-name="T31">ler di alto livello.</text:span></text:p>
      <text:p text:style-name="P7">void get_cputime(cputime_t *global, cputime_t *user):<text:span text:style-name="T28"> </text:span><text:span text:style-name="T31">ritorna i valori del global e user time del processo.</text:span></text:p>
      <text:p text:style-name="P7">void wait_clock(): <text:span text:style-name="T31">esegue una V sul semaforo del</text:span><text:span text:style-name="T36">lo pseudoclock.</text:span></text:p>
      <text:p text:style-name="P7">unsigned int io_devop(unsigned int command, int intlNo, unsigned int dnum): <text:span text:style-name="T32">esegue l'operazione indicata dal parametro command e blocca il processo sul semaforo del device corretto.</text:span></text:p>
      <text:p text:style-name="P2"/>
      <text:p text:style-name="P8">INTERRUPT.C</text:p>
      <text:p text:style-name="P12"><text:span text:style-name="T41">void interrupt_handler(): </text:span><text:span text:style-name="T33">Gestisce tutti gli interrupt che vengono sollevati. </text:span></text:p>
      <text:p text:style-name="P12"><text:span text:style-name="T33">Sono</text:span><text:span text:style-name="T29"> mascherati gli interrupt cosi' che non possano interferire nella gestione dell'eccezione sollevata </text:span><text:span text:style-name="T36">e v</text:span><text:span text:style-name="T29">erranno riabilitati alla fine. </text:span><text:span text:style-name="T36">S</text:span><text:span text:style-name="T33">i memorizza</text:span><text:span text:style-name="T29"> il tempo attuale (kernel_start) che servira' al termine dell'handler per calcolare il tempo trascorso al suo interno ed aggiornare il kernel time del processo. </text:span><text:span text:style-name="T33">Viene settata la flag per lo scheduler a LOADNEXT. E' importante notare che il program counter dell'eventuale processo corrente deve essere decrementato di WORD_SIZE cosi' da poter ripartire dal momento precedente al sollevamento dell'interrupt. A seconda della causa dell'interrupt, si esegue il device handler, il terminal handler o il timer handler.</text:span></text:p>
      <text:p text:style-name="P9">void dev_handler(int <text:span text:style-name="T44">int</text:span>_type):<text:span text:style-name="T28"> </text:span><text:span text:style-name="T36">funzione ausiliaria che gestisce gli interrupt da device.</text:span></text:p>
      <text:p text:style-name="P9">void timer_handler():<text:span text:style-name="T28"> </text:span><text:span text:style-name="T34">verifica attraverso la pseudoclockflag se sono terminati i 100 ms e in caso affermativo </text:span><text:span text:style-name="T36">setta</text:span><text:span text:style-name="T34"> il flag dello scheduler a RESET e sblocca i processi bloccati sul semaforo dello pseudoclock.</text:span></text:p>
      <text:p text:style-name="P9">void terminal_handler(): <text:span text:style-name="T36">gestisce gli interrupt da terminale, </text:span><text:span text:style-name="T37">distinguendo se il terminale e' in scrittura o in lettura.</text:span></text:p>
      <text:p text:style-name="P10">unsigned int find_dnum(unsigned int *dev_bitmap): <text:span text:style-name="T34">funzione ausiliaria utilizzata </text:span><text:soft-page-break/><text:span text:style-name="T34">all'interno della dev_handler e terminal_handler per per cercare il corretto numero di device a partire dalla linea di interrupt. <text:s/></text:span></text:p>
      <text:p text:style-name="P10"/>
      <text:p text:style-name="P13"><text:span text:style-name="T42">A</text:span>SSEGNAZIONE DEL PID</text:p>
      <text:p text:style-name="P4">Nella allocPcb, si considera l'indirizzo del procBlock che e' in testa alla pcbFree e lo si assegna temporaneamente a pid. In seguito, nella create_process, viene assegnato al pid il valore di ritorno della funzione pid_generator, che concatena il valore salvato in pid con la variabile counte<text:span text:style-name="T45">r incrementata</text:span> ogni volta.</text:p>
      <text:p text:style-name="P11"/>
      <text:p text:style-name="P13">GESTIONE DEL TEMPO</text:p>
      <text:p text:style-name="P5">uARM possiede un solo timer che <text:span text:style-name="T46">si</text:span> utilizza per mandare interrupt ogni 5 ms. </text:p>
      <text:p text:style-name="P5">Per poter gestire anche lo scadere dei 100ms, vengono introdotte le variabili pseudo_start e pseudoclockflag. La prima e' utilizzata per memorizzare il valore del tempo attuale all'inizio e ogni volta che scadono i 100ms. La seconda e' una variabile di controllo che viene settata a TRUE quando stanno per scadere i 100ms.</text:p>
      <text:p text:style-name="P46">Queste variabili vengono aggiornate quando ci si trova nello scheduler con flag che ha valore START o RESET. </text:p>
      <text:p text:style-name="P23">Nella funzione loadnext() si controlla <text:span text:style-name="T45">se stanno per scadere i 100 ms </text:span>facendo la differenza tra il tempo attuale e la variabile pseudo_start e confrontandola con la differenza tra SCHED_PSEUDO_CLOCK e SCHED_TIME_SLICE (95 ms). E' stato scelto di fare questo confronto approssimando i 100ms <text:span text:style-name="T45">perche’ </text:span>e' piu' <text:span text:style-name="T47">vicina</text:span> la scadenza di quest'ultimi rispetto al quella dei 5ms. <text:span text:style-name="T47">V</text:span>iene quindi settato il time slice al tempo rimanente allo scadere dei 100ms, viene<text:span text:style-name="T45"> po</text:span>sto<text:span text:style-name="T45"> a 1 lo pseudoclockflag che </text:span>indichera'<text:span text:style-name="T45"> al timer handler </text:span>come procedere <text:span text:style-name="T45">e setta il nuovo pseudo_start </text:span>al tempo corrente<text:span text:style-name="T45">. </text:span></text:p>
      <text:p text:style-name="P55">Se il confronto non viene verificato, setta normalmente il timer a 5ms.</text:p>
      <text:p text:style-name="P23">Nel timer_handler si <text:span text:style-name="T47">controlla attraverso la pseudoclockflag se sono terminati i 100 ms e in caso affermativo </text:span>si<text:span text:style-name="T42"> setta il flag dello scheduler a RESET e </text:span>si <text:span text:style-name="T42">sblocca</text:span>no <text:span text:style-name="T42">i processi bloccati sul semaforo dello pseudoclock. Alla fine viene settato il timer a SCHED_BOGUS_SLICE per mandare un ack all'interval timer ed evitare che il timer scatti prima di ritornare nello schedu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2cm" style:distance-after-sep="0.102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a Severini</meta:initial-creator>
    <meta:creation-date>2016-07-12T11:56:57.639743185</meta:creation-date>
    <dc:date>2016-07-13T21:40:34.393303294</dc:date>
    <dc:creator>Giulia Cantini</dc:creator>
    <meta:editing-duration>PT50M12S</meta:editing-duration>
    <meta:editing-cycles>9</meta:editing-cycles>
    <meta:generator>LibreOffice/4.3.3.2$Linux_X86_64 LibreOffice_project/430m0$Build-2</meta:generator>
    <meta:document-statistic meta:table-count="1" meta:image-count="0" meta:object-count="0" meta:page-count="5" meta:paragraph-count="98" meta:word-count="1787" meta:character-count="11643" meta:non-whitespace-character-count="9953"/>
  </office:meta>
</office:document-meta>
</file>